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bffc9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ackground-color="#ffcccc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ffffcc" fo:border-left="0.0008in solid #000000" fo:border-right="0.0008in solid #000000" fo:border-top="none"/>
    </style:style>
    <style:style style:name="ce8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3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3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3" style:family="table-cell" style:parent-style-name="Default" style:data-style-name="N3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0" style:family="table-cell" style:parent-style-name="Default" style:data-style-name="N3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>
            <text:p>CouchDB</text:p>
          </table:table-cell>
          <table:table-cell table:style-name="ce4" office:value-type="string">
            <text:p>MongoDB</text:p>
          </table:table-cell>
          <table:table-cell table:style-name="ce4" office:value-type="string">
            <text:p>TokyoTyrant</text:p>
          </table:table-cell>
          <table:table-cell table:style-name="ce4" office:value-type="string">
            <text:p>MySQL</text:p>
          </table:table-cell>
          <table:table-cell table:style-name="ce4" office:value-type="string">
            <text:p>PostgreSQL</text:p>
          </table:table-cell>
          <table:table-cell>
            <draw:frame table:end-cell-address="Sheet1.K28" table:end-x="0.7921in" table:end-y="0.0969in" draw:z-index="0" draw:style-name="gr1" svg:width="4.3047in" svg:height="4.839in" svg:x="0.0433in" svg:y="0.0398in">
              <draw:object draw:notify-on-update-of-ranges="Sheet1.A24:Sheet1.A28 Sheet1.B1:Sheet1.B1 Sheet1.B24:Sheet1.B28 Sheet1.C1:Sheet1.C1 Sheet1.C24:Sheet1.C28 Sheet1.D1:Sheet1.D1 Sheet1.D24:Sheet1.D28 Sheet1.E1:Sheet1.E1 Sheet1.E24:Sheet1.E28 Sheet1.F1:Sheet1.F1 Sheet1.F24:Sheet1.F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Easy to install</text:p>
          </table:table-cell>
          <table:table-cell table:style-name="ce5" office:value-type="string">
            <text:p>Y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Easy to use</text:p>
          </table:table-cell>
          <table:table-cell table:style-name="ce6" office:value-type="string">
            <text:p>N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Well-documented</text:p>
          </table:table-cell>
          <table:table-cell table:style-name="ce6" office:value-type="string">
            <text:p>N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onsole</text:p>
          </table:table-cell>
          <table:table-cell table:style-name="ce5" office:value-type="string">
            <text:p>N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etch by id</text:p>
          </table:table-cell>
          <table:table-cell table:style-name="ce5" office:value-type="string">
            <text:p>Y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etch by query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etch by substring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etch by subset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7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etch count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Fetch min/max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7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ata types</text:p>
          </table:table-cell>
          <table:table-cell table:style-name="ce6" office:value-type="string">
            <text:p>N</text:p>
          </table:table-cell>
          <table:table-cell office:value-type="string">
            <text:p>Y</text:p>
          </table:table-cell>
          <table:table-cell table:style-name="ce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ncrement/decrement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7" office:value-type="string">
            <text:p>Y [2]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ush/pop value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7" office:value-type="string">
            <text:p>Y [2]</text:p>
          </table:table-cell>
          <table:table-cell table:style-name="ce6" office:value-type="string">
            <text:p>N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ndex a column</text:p>
          </table:table-cell>
          <table:table-cell table:style-name="ce7" office:value-type="string">
            <text:p>Y [5]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Virtual filesystem</text:p>
          </table:table-cell>
          <table:table-cell table:style-name="ce6" office:value-type="string">
            <text:p>N</text:p>
          </table:table-cell>
          <table:table-cell office:value-type="string">
            <text:p>Y</text:p>
          </table:table-cell>
          <table:table-cell table:number-columns-repeated="3" table:style-name="ce6" office:value-type="string">
            <text:p>N</text:p>
          </table:table-cell>
          <table:table-cell table:number-columns-repeated="2"/>
        </table:table-row>
        <table:table-row table:style-name="ro1">
          <table:table-cell office:value-type="string">
            <text:p>Sensible import/export</text:p>
          </table:table-cell>
          <table:table-cell table:style-name="ce5" office:value-type="string">
            <text:p>Y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Multi-master replication</text:p>
          </table:table-cell>
          <table:table-cell table:style-name="ce5" office:value-type="string">
            <text:p>Y</text:p>
          </table:table-cell>
          <table:table-cell table:style-name="ce7" office:value-type="string">
            <text:p>Y [1]</text:p>
          </table:table-cell>
          <table:table-cell table:style-name="ce7" office:value-type="string">
            <text:p>Y [3]</text:p>
          </table:table-cell>
          <table:table-cell table:number-columns-repeated="2" table:style-name="ce7" office:value-type="string">
            <text:p>Y [4]</text:p>
          </table:table-cell>
          <table:table-cell table:number-columns-repeated="2"/>
        </table:table-row>
        <table:table-row table:style-name="ro1">
          <table:table-cell office:value-type="string">
            <text:p>Master-slave replication</text:p>
          </table:table-cell>
          <table:table-cell table:style-name="ce5" office:value-type="string">
            <text:p>Y</text:p>
          </table:table-cell>
          <table:table-cell office:value-type="string">
            <text:p>Y</text:p>
          </table:table-cell>
          <table:table-cell table:style-name="ce7" office:value-type="string">
            <text:p>Y [3]</text:p>
          </table:table-cell>
          <table:table-cell office:value-type="string">
            <text:p>Y</text:p>
          </table:table-cell>
          <table:table-cell table:style-name="ce7" office:value-type="string">
            <text:p>Y [4]</text:p>
          </table:table-cell>
          <table:table-cell table:number-columns-repeated="2"/>
        </table:table-row>
        <table:table-row table:style-name="ro1">
          <table:table-cell office:value-type="string">
            <text:p>Transactions</text:p>
          </table:table-cell>
          <table:table-cell table:style-name="ce5" office:value-type="string">
            <text:p>Y</text:p>
          </table:table-cell>
          <table:table-cell table:style-name="ce6" office:value-type="string">
            <text:p>N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Extensible</text:p>
          </table:table-cell>
          <table:table-cell table:style-name="ce5" office:value-type="string">
            <text:p>Y</text:p>
          </table:table-cell>
          <table:table-cell office:value-type="string">
            <text:p>Y</text:p>
          </table:table-cell>
          <table:table-cell table:style-name="ce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roven</text:p>
          </table:table-cell>
          <table:table-cell table:number-columns-repeated="3" table:style-name="ce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Common knowledge</text:p>
          </table:table-cell>
          <table:table-cell table:number-columns-repeated="3" table:style-name="ce6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nsert one (rows/sec)</text:p>
          </table:table-cell>
          <table:table-cell table:style-name="ce8" office:value-type="float" office:value="235">
            <text:p>235</text:p>
          </table:table-cell>
          <table:table-cell table:style-name="ce12" office:value-type="float" office:value="3316">
            <text:p>3,316</text:p>
          </table:table-cell>
          <table:table-cell table:style-name="ce15" office:value-type="float" office:value="6204">
            <text:p>6,204</text:p>
          </table:table-cell>
          <table:table-cell table:style-name="ce19" office:value-type="float" office:value="6488">
            <text:p>6,488</text:p>
          </table:table-cell>
          <table:table-cell table:style-name="ce21" office:value-type="float" office:value="891">
            <text:p>891</text:p>
          </table:table-cell>
          <table:table-cell table:number-columns-repeated="2"/>
        </table:table-row>
        <table:table-row table:style-name="ro1">
          <table:table-cell office:value-type="string">
            <text:p>Insert many (rows/sec)</text:p>
          </table:table-cell>
          <table:table-cell table:style-name="ce9" table:formula="of:=[.B24]" office:value-type="float" office:value="235">
            <office:annotation draw:style-name="gr2" draw:text-style-name="P2" svg:width="1.1409in" svg:height="0.3902in" svg:x="2.7965in" svg:y="3.6598in" draw:caption-point-x="-2.7965in" draw:caption-point-y="-3.6598in">
              <dc:date>2009-08-03T00:00:00</dc:date>
              <text:p text:style-name="P1"><text:span text:style-name="T1">bulk_save is broken?</text:span></text:p>
            </office:annotation>
            <text:p>235</text:p>
          </table:table-cell>
          <table:table-cell table:style-name="ce12" office:value-type="float" office:value="917">
            <text:p>917</text:p>
          </table:table-cell>
          <table:table-cell table:style-name="ce16" table:formula="of:=[.D24]" office:value-type="float" office:value="6204">
            <office:annotation draw:style-name="gr2" draw:text-style-name="P2" svg:width="1.1406in" svg:height="0.2346in" svg:x="3.6854in" svg:y="3.6618in" draw:caption-point-x="-3.6854in" draw:caption-point-y="-3.6618in">
              <dc:date>2009-08-03T00:00:00</dc:date>
              <text:p text:style-name="P1"><text:span text:style-name="T1">No bulk insert?</text:span></text:p>
            </office:annotation>
            <text:p>6,204</text:p>
          </table:table-cell>
          <table:table-cell table:style-name="ce19" office:value-type="float" office:value="5774">
            <text:p>5,774</text:p>
          </table:table-cell>
          <table:table-cell table:style-name="ce19" office:value-type="float" office:value="5457">
            <text:p>5,457</text:p>
          </table:table-cell>
          <table:table-cell table:number-columns-repeated="2"/>
        </table:table-row>
        <table:table-row table:style-name="ro1">
          <table:table-cell office:value-type="string">
            <text:p>Retrieve one (rows/sec)</text:p>
          </table:table-cell>
          <table:table-cell table:style-name="ce8" office:value-type="float" office:value="466">
            <text:p>466</text:p>
          </table:table-cell>
          <table:table-cell table:style-name="ce12" office:value-type="float" office:value="1375">
            <text:p>1,375</text:p>
          </table:table-cell>
          <table:table-cell table:style-name="ce15" office:value-type="float" office:value="5787">
            <text:p>5,787</text:p>
          </table:table-cell>
          <table:table-cell table:style-name="ce12" office:value-type="float" office:value="1378">
            <text:p>1,378</text:p>
          </table:table-cell>
          <table:table-cell table:style-name="ce19" office:value-type="float" office:value="3848">
            <text:p>3,848</text:p>
          </table:table-cell>
          <table:table-cell/>
          <table:table-cell/>
        </table:table-row>
        <table:table-row table:style-name="ro1">
          <table:table-cell office:value-type="string">
            <text:p>Query one (rows/sec)</text:p>
          </table:table-cell>
          <table:table-cell table:style-name="ce9" table:formula="of:=[.B26]" office:value-type="float" office:value="466">
            <office:annotation draw:style-name="gr2" draw:text-style-name="P2" svg:width="1.1409in" svg:height="0.2346in" svg:x="2.7965in" svg:y="4.0142in" draw:caption-point-x="-2.7965in" draw:caption-point-y="-4.0142in">
              <dc:date>2009-08-03T00:00:00</dc:date>
              <text:p text:style-name="P1"><text:span text:style-name="T1">How to query?!</text:span></text:p>
            </office:annotation>
            <text:p>466</text:p>
          </table:table-cell>
          <table:table-cell table:style-name="ce12" table:formula="of:=[.C26]" office:value-type="float" office:value="1375">
            <text:p>1,375</text:p>
          </table:table-cell>
          <table:table-cell table:style-name="ce17" office:value-type="float" office:value="194">
            <text:p>194</text:p>
          </table:table-cell>
          <table:table-cell table:style-name="ce12" table:formula="of:=[.E26]" office:value-type="float" office:value="1378">
            <text:p>1,378</text:p>
          </table:table-cell>
          <table:table-cell table:style-name="ce19" table:formula="of:=[.F26]" office:value-type="float" office:value="3848">
            <text:p>3,848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ind all (rows/sec)</text:p>
          </table:table-cell>
          <table:table-cell table:style-name="ce10" table:formula="of:=[.B27]" office:value-type="float" office:value="466">
            <office:annotation draw:style-name="gr2" draw:text-style-name="P2" svg:width="1.1409in" svg:height="0.3902in" svg:x="2.7965in" svg:y="4.1913in" draw:caption-point-x="-2.7965in" draw:caption-point-y="-4.1913in">
              <dc:date>2009-08-03T00:00:00</dc:date>
              <text:p text:style-name="P1"><text:span text:style-name="T1">How to fetch many?!</text:span></text:p>
            </office:annotation>
            <text:p>466</text:p>
          </table:table-cell>
          <table:table-cell table:style-name="ce13" office:value-type="float" office:value="7725">
            <text:p>7,725</text:p>
          </table:table-cell>
          <table:table-cell table:style-name="ce18" office:value-type="float" office:value="3882">
            <text:p>3,882</text:p>
          </table:table-cell>
          <table:table-cell table:style-name="ce13" office:value-type="float" office:value="18854">
            <text:p>18,854</text:p>
          </table:table-cell>
          <table:table-cell table:style-name="ce13" office:value-type="float" office:value="19830">
            <text:p>19,83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core (bigger is better)</text:p>
          </table:table-cell>
          <table:table-cell table:style-name="ce11" table:formula="of:=22-8-(6*3)-8" office:value-type="float" office:value="-12">
            <text:p>-12</text:p>
          </table:table-cell>
          <table:table-cell table:style-name="ce14" table:formula="of:=22-1-(3*3)+2" office:value-type="float" office:value="14">
            <text:p>14</text:p>
          </table:table-cell>
          <table:table-cell table:style-name="ce11" table:formula="of:=22-6-(4*3)+4" office:value-type="float" office:value="8">
            <text:p>8</text:p>
          </table:table-cell>
          <table:table-cell table:style-name="ce20" table:formula="of:=21-1-(2*3)+8" office:value-type="float" office:value="22">
            <text:p>22</text:p>
          </table:table-cell>
          <table:table-cell table:style-name="ce13" table:formula="of:=21-2-(1*3)+8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tes: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[1] MongoDB's master-master replication is experimental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[2] Tokyo Tyrant uses Lua programs to provide this functionality.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[3] Tokyo Tyrant can be replicated with LightCloud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[4] Replication is available as third-party packages, like Sequoia and Bucardo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>
            <text:p>[5] CouchDB uses JavaScript programs to provide this functionality.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1.A57" table:end-x="1.6543in" table:end-y="0.1476in" draw:z-index="5" draw:style-name="gr1" svg:width="1.5441in" svg:height="2.7555in" svg:x="0.1102in" svg:y="0.0488in">
              <draw:object draw:notify-on-update-of-ranges="Sheet1.A25:Sheet1.A28 Sheet1.B1:Sheet1.B1 Sheet1.B24:Sheet1.B2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>
            <draw:frame table:end-cell-address="Sheet1.C57" table:end-x="0.8437in" table:end-y="0.1476in" draw:z-index="1" draw:style-name="gr1" svg:width="1.5441in" svg:height="2.7555in" svg:x="0.1886in" svg:y="0.0488in">
              <draw:object draw:notify-on-update-of-ranges="Sheet1.A25:Sheet1.A28 Sheet1.C1:Sheet1.C1 Sheet1.C24:Sheet1.C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>
            <draw:frame table:end-cell-address="Sheet1.E57" table:end-x="0.7146in" table:end-y="0.1031in" draw:z-index="2" draw:style-name="gr1" svg:width="1.5441in" svg:height="2.7555in" svg:x="0.0598in" svg:y="0.0043in">
              <draw:object draw:notify-on-update-of-ranges="Sheet1.A25:Sheet1.A28 Sheet1.D1:Sheet1.D1 Sheet1.D24:Sheet1.D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Sheet1.G57" table:end-x="0.776in" table:end-y="0.1031in" draw:z-index="3" draw:style-name="gr1" svg:width="1.5441in" svg:height="2.7555in" svg:x="0.1209in" svg:y="0.0043in">
              <draw:object draw:notify-on-update-of-ranges="Sheet1.A25:Sheet1.A28 Sheet1.E1:Sheet1.E1 Sheet1.E24:Sheet1.E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>
            <draw:frame table:end-cell-address="Sheet1.I57" table:end-x="0.7949in" table:end-y="0.1031in" draw:z-index="4" draw:style-name="gr1" svg:width="1.5441in" svg:height="2.7555in" svg:x="0.1398in" svg:y="0.0043in">
              <draw:object draw:notify-on-update-of-ranges="Sheet1.A25:Sheet1.A28 Sheet1.F1:Sheet1.F1 Sheet1.F24:Sheet1.F2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21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48:38</meta:creation-date>
    <meta:generator>OpenOffice.org/3.0$Linux OpenOffice.org_project/300m15$Build-9379</meta:generator>
    <dc:date>2009-08-03T21:30:03</dc:date>
    <meta:editing-duration>PT03H12M45S</meta:editing-duration>
    <meta:editing-cycles>37</meta:editing-cycles>
    <meta:document-statistic meta:table-count="3" meta:cell-count="180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799365997314pt" style:font-size-asian="12.9799365997314pt" style:font-size-complex="12.9799365997314pt"/>
    </style:style>
    <style:style style:name="ch3" style:family="chart">
      <style:graphic-properties draw:stroke="none" svg:stroke-color="#b3b3b3" draw:fill="none" draw:fill-color="#e6e6e6"/>
      <style:text-properties fo:font-size="7.98765325546265pt" style:font-size-asian="7.98765325546265pt" style:font-size-complex="7.98765325546265pt"/>
    </style:style>
    <style:style style:name="ch4" style:family="chart">
      <style:chart-properties chart:vertic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8610973358154pt" style:font-size-asian="8.98610973358154pt" style:font-size-complex="8.98610973358154pt"/>
    </style:style>
    <style:style style:name="ch8" style:family="chart">
      <style:graphic-properties svg:stroke-color="#b3b3b3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935cm" svg:height="12.292cm" chart:class="chart:bar" chart:style-name="ch1">
        <chart:title svg:x="2.914cm" svg:y="0.247cm" chart:style-name="ch2">
          <text:p>Data Store Performance</text:p>
        </chart:title>
        <chart:legend chart:legend-position="bottom" svg:x="1.359cm" svg:y="11.326cm" chart:style-name="ch3"/>
        <chart:plot-area chart:style-name="ch4" table:cell-range-address="$Sheet1.$A$24:$F$28;$Sheet1.$B$1:$F$1" chart:data-source-has-labels="both" svg:x="-4.88cm" svg:y="0.994cm" svg:width="15.379cm" svg:height="9.627cm">
          <chart:axis chart:dimension="x" chart:name="primary-x" chart:style-name="ch5">
            <chart:categories table:cell-range-address="Sheet1.A24:Sheet1.A28"/>
          </chart:axis>
          <chart:axis chart:dimension="y" chart:name="primary-y" chart:style-name="ch6">
            <chart:title svg:x="2.911cm" svg:y="10.867cm" chart:style-name="ch7">
              <text:p>Rows per second (bigger is better)</text:p>
            </chart:title>
            <chart:grid chart:style-name="ch8" chart:class="major"/>
          </chart:axis>
          <chart:series chart:style-name="ch9" chart:values-cell-range-address="Sheet1.B24:Sheet1.B28" chart:label-cell-address="Sheet1.B1:Sheet1.B1" chart:class="chart:bar">
            <chart:data-point chart:repeated="5"/>
          </chart:series>
          <chart:series chart:style-name="ch10" chart:values-cell-range-address="Sheet1.C24:Sheet1.C28" chart:label-cell-address="Sheet1.C1:Sheet1.C1" chart:class="chart:bar">
            <chart:data-point chart:repeated="5"/>
          </chart:series>
          <chart:series chart:style-name="ch11" chart:values-cell-range-address="Sheet1.D24:Sheet1.D28" chart:label-cell-address="Sheet1.D1:Sheet1.D1" chart:class="chart:bar">
            <chart:data-point chart:repeated="5"/>
          </chart:series>
          <chart:series chart:style-name="ch12" chart:values-cell-range-address="Sheet1.E24:Sheet1.E28" chart:label-cell-address="Sheet1.E1:Sheet1.E1" chart:class="chart:bar">
            <chart:data-point chart:repeated="5"/>
          </chart:series>
          <chart:series chart:style-name="ch13" chart:values-cell-range-address="Sheet1.F24:Sheet1.F28" chart:label-cell-address="Sheet1.F1:Sheet1.F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CouchDB</text:p>
              </table:table-cell>
              <table:table-cell office:value-type="string">
                <text:p text:id="Sheet1.C1:Sheet1.C1">MongoDB</text:p>
              </table:table-cell>
              <table:table-cell office:value-type="string">
                <text:p text:id="Sheet1.D1:Sheet1.D1">TokyoTyrant</text:p>
              </table:table-cell>
              <table:table-cell office:value-type="string">
                <text:p text:id="Sheet1.E1:Sheet1.E1">MySQL</text:p>
              </table:table-cell>
              <table:table-cell office:value-type="string">
                <text:p text:id="Sheet1.F1:Sheet1.F1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4:Sheet1.A28">Insert one (rows/sec)</text:p>
              </table:table-cell>
              <table:table-cell office:value-type="float" office:value="235">
                <text:p text:id="Sheet1.B24:Sheet1.B28">235</text:p>
              </table:table-cell>
              <table:table-cell office:value-type="float" office:value="3316">
                <text:p text:id="Sheet1.C24:Sheet1.C28">3316</text:p>
              </table:table-cell>
              <table:table-cell office:value-type="float" office:value="6204">
                <text:p text:id="Sheet1.D24:Sheet1.D28">6204</text:p>
              </table:table-cell>
              <table:table-cell office:value-type="float" office:value="6488">
                <text:p text:id="Sheet1.E24:Sheet1.E28">6488</text:p>
              </table:table-cell>
              <table:table-cell office:value-type="float" office:value="891">
                <text:p text:id="Sheet1.F24:Sheet1.F28">891</text:p>
              </table:table-cell>
            </table:table-row>
            <table:table-row>
              <table:table-cell office:value-type="string">
                <text:p>Insert many (rows/sec)</text:p>
              </table:table-cell>
              <table:table-cell office:value-type="float" office:value="235">
                <text:p>235</text:p>
              </table:table-cell>
              <table:table-cell office:value-type="float" office:value="917">
                <text:p>917</text:p>
              </table:table-cell>
              <table:table-cell office:value-type="float" office:value="6204">
                <text:p>6204</text:p>
              </table:table-cell>
              <table:table-cell office:value-type="float" office:value="5774">
                <text:p>5774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466">
                <text:p>466</text:p>
              </table:table-cell>
              <table:table-cell office:value-type="float" office:value="1375">
                <text:p>1375</text:p>
              </table:table-cell>
              <table:table-cell office:value-type="float" office:value="5787">
                <text:p>5787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66">
                <text:p>466</text:p>
              </table:table-cell>
              <table:table-cell office:value-type="float" office:value="1375">
                <text:p>1375</text:p>
              </table:table-cell>
              <table:table-cell office:value-type="float" office:value="194">
                <text:p>194</text:p>
              </table:table-cell>
              <table:table-cell office:value-type="float" office:value="1378">
                <text:p>137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466">
                <text:p>466</text:p>
              </table:table-cell>
              <table:table-cell office:value-type="float" office:value="7725">
                <text:p>7725</text:p>
              </table:table-cell>
              <table:table-cell office:value-type="float" office:value="3882">
                <text:p>3882</text:p>
              </table:table-cell>
              <table:table-cell office:value-type="float" office:value="18854">
                <text:p>18854</text:p>
              </table:table-cell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5cm" svg:y="0.143cm" chart:style-name="ch2">
          <text:p>MongoDB</text:p>
        </chart:title>
        <chart:plot-area chart:style-name="ch3" table:cell-range-address="$Sheet1.$A$25:$A$28;$Sheet1.$C$1;$Sheet1.$C$24:$C$28" chart:data-source-has-labels="both" svg:x="0.078cm" svg:y="0.784cm" svg:width="3.766cm" svg:height="6.075cm">
          <chart:axis chart:dimension="x" chart:name="primary-x" chart:style-name="ch4">
            <chart:categories table:cell-range-address="Sheet1.A25:Sheet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4:Sheet1.C28" chart:label-cell-address="Sheet1.C1:Sheet1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MongoDB</text:p>
              </table:table-cell>
            </table:table-row>
          </table:table-header-rows>
          <table:table-rows>
            <table:table-row>
              <table:table-cell office:value-type="string">
                <text:p text:id="Sheet1.A25:Sheet1.A28">Insert many (rows/sec)</text:p>
              </table:table-cell>
              <table:table-cell office:value-type="float" office:value="3316">
                <text:p text:id="Sheet1.C24:Sheet1.C28">3316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/>
              <table:table-cell office:value-type="float" office:value="7725">
                <text:p>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5cm" svg:y="0.144cm" chart:style-name="ch2">
          <text:p>Tokyo Tyrant</text:p>
        </chart:title>
        <chart:plot-area chart:style-name="ch3" table:cell-range-address="$Sheet1.$A$25:$A$28;$Sheet1.$D$1;$Sheet1.$D$24:$D$28" chart:data-source-has-labels="both" svg:x="0.078cm" svg:y="0.784cm" svg:width="3.766cm" svg:height="6.075cm">
          <chart:axis chart:dimension="x" chart:name="primary-x" chart:style-name="ch4">
            <chart:categories table:cell-range-address="Sheet1.A25:Sheet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4:Sheet1.D28" chart:label-cell-address="Sheet1.D1:Sheet1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TokyoTyrant</text:p>
              </table:table-cell>
            </table:table-row>
          </table:table-header-rows>
          <table:table-rows>
            <table:table-row>
              <table:table-cell office:value-type="string">
                <text:p text:id="Sheet1.A25:Sheet1.A28">Insert many (rows/sec)</text:p>
              </table:table-cell>
              <table:table-cell office:value-type="float" office:value="6204">
                <text:p text:id="Sheet1.D24:Sheet1.D28">6204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3882">
                <text:p>3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8cm" svg:y="0.145cm" chart:style-name="ch2">
          <text:p>MySQL</text:p>
        </chart:title>
        <chart:plot-area chart:style-name="ch3" table:cell-range-address="$Sheet1.$A$25:$A$28;$Sheet1.$E$1;$Sheet1.$E$24:$E$28" chart:data-source-has-labels="both" svg:x="0.078cm" svg:y="0.784cm" svg:width="3.766cm" svg:height="6.075cm">
          <chart:axis chart:dimension="x" chart:name="primary-x" chart:style-name="ch4">
            <chart:categories table:cell-range-address="Sheet1.A25:Sheet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4:Sheet1.E28" chart:label-cell-address="Sheet1.E1:Sheet1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1:Sheet1.E1">MySQL</text:p>
              </table:table-cell>
            </table:table-row>
          </table:table-header-rows>
          <table:table-rows>
            <table:table-row>
              <table:table-cell office:value-type="string">
                <text:p text:id="Sheet1.A25:Sheet1.A28">Insert many (rows/sec)</text:p>
              </table:table-cell>
              <table:table-cell office:value-type="float" office:value="6488">
                <text:p text:id="Sheet1.E24:Sheet1.E28">6488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/>
              <table:table-cell office:value-type="float" office:value="18854">
                <text:p>18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9cm" svg:y="0.146cm" chart:style-name="ch2">
          <text:p>PostgreSQL</text:p>
        </chart:title>
        <chart:plot-area chart:style-name="ch3" table:cell-range-address="$Sheet1.$A$25:$A$28;$Sheet1.$F$1;$Sheet1.$F$24:$F$28" chart:data-source-has-labels="both" svg:x="0.078cm" svg:y="0.784cm" svg:width="3.766cm" svg:height="6.075cm">
          <chart:axis chart:dimension="x" chart:name="primary-x" chart:style-name="ch4">
            <chart:categories table:cell-range-address="Sheet1.A25:Sheet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4:Sheet1.F28" chart:label-cell-address="Sheet1.F1:Sheet1.F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5:Sheet1.A28">Insert many (rows/sec)</text:p>
              </table:table-cell>
              <table:table-cell office:value-type="float" office:value="891">
                <text:p text:id="Sheet1.F24:Sheet1.F28">891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5457">
                <text:p>5457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19830">
                <text:p>198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2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923cm" svg:height="7cm" chart:class="chart:bar" chart:style-name="ch1">
        <chart:title svg:x="0.955cm" svg:y="0.144cm" chart:style-name="ch2">
          <text:p>CouchDB</text:p>
        </chart:title>
        <chart:plot-area chart:style-name="ch3" table:cell-range-address="$Sheet1.$A$25:$A$28;$Sheet1.$B$1;$Sheet1.$B$24:$B$28" chart:data-source-has-labels="both" svg:x="0.078cm" svg:y="0.784cm" svg:width="3.766cm" svg:height="6.075cm">
          <chart:axis chart:dimension="x" chart:name="primary-x" chart:style-name="ch4">
            <chart:categories table:cell-range-address="Sheet1.A25:Sheet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B28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CouchDB</text:p>
              </table:table-cell>
            </table:table-row>
          </table:table-header-rows>
          <table:table-rows>
            <table:table-row>
              <table:table-cell office:value-type="string">
                <text:p text:id="Sheet1.A25:Sheet1.A28">Insert many (rows/sec)</text:p>
              </table:table-cell>
              <table:table-cell office:value-type="float" office:value="235">
                <text:p text:id="Sheet1.B24:Sheet1.B28">235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Find all (rows/sec)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/>
              <table:table-cell office:value-type="float" office:value="466">
                <text:p>4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